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BD000001F4F288242449BC0B42.png" manifest:media-type="image/png"/>
  <manifest:file-entry manifest:full-path="Pictures/10000201000001BD000001F4ADD8E21DBDDDA1C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dddddd" draw:opacity="50%" draw:textarea-vertical-align="middle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7cm" fo:min-width="2.61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7cm" fo:min-width="2.85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  <style:text-properties fo:font-weight="bold"/>
    </style:style>
    <style:style style:name="P3" style:family="paragraph">
      <style:text-properties fo:font-size="96pt"/>
    </style:style>
    <style:style style:name="P4" style:family="paragraph">
      <loext:graphic-properties draw:fill="none" draw:fill-color="#ffffff"/>
      <style:paragraph-properties style:writing-mode="lr-tb"/>
      <style:text-properties style:font-name="Latin Modern Sans" fo:font-size="96pt" fo:font-weight="bold" style:font-size-asian="32pt" style:font-size-complex="32pt"/>
    </style:style>
    <style:style style:name="T1" style:family="text">
      <style:text-properties style:font-name="Latin Modern Sans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cm" svg:height="10.674cm" svg:x="17.75cm" svg:y="5.076cm">
          <draw:image xlink:href="Pictures/10000201000001BD000001F4ADD8E21DBDDDA1C0.png" xlink:type="simple" xlink:show="embed" xlink:actuate="onLoad" draw:mime-type="image/png">
            <text:p/>
          </draw:image>
        </draw:frame>
        <draw:polygon draw:style-name="gr2" draw:text-style-name="P2" draw:layer="layout" svg:width="13.499cm" svg:height="19.499cm" svg:x="9.25cm" svg:y="0.75cm" svg:viewBox="0 0 13500 19500" draw:points="0,0 13500,7500 13500,19500 0,12000">
          <text:p/>
        </draw:polygon>
        <draw:frame draw:style-name="gr3" draw:text-style-name="P1" draw:layer="layout" svg:width="9.5cm" svg:height="10.674cm" svg:x="3.5cm" svg:y="5.076cm">
          <draw:image xlink:href="Pictures/10000201000001BD000001F4F288242449BC0B42.png" xlink:type="simple" xlink:show="embed" xlink:actuate="onLoad" draw:mime-type="image/png">
            <text:p/>
          </draw:image>
        </draw:frame>
        <draw:frame draw:style-name="gr4" draw:text-style-name="P4" draw:layer="layout" svg:width="5.159cm" svg:height="5.099cm" svg:x="3.794cm" svg:y="15.132cm">
          <draw:text-box>
            <text:p text:style-name="P3"><text:span text:style-name="T1">LH</text:span></text:p>
          </draw:text-box>
        </draw:frame>
        <draw:frame draw:style-name="gr5" draw:text-style-name="P4" draw:layer="layout" svg:width="5.569cm" svg:height="5.099cm" svg:x="21.294cm" svg:y="15.132cm">
          <draw:text-box>
            <text:p text:style-name="P3"><text:span text:style-name="T1">R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8T12:59:40.197980864</meta:creation-date>
    <dc:date>2020-12-09T16:54:25.549780566</dc:date>
    <meta:editing-duration>PT2M39S</meta:editing-duration>
    <meta:editing-cycles>4</meta:editing-cycles>
    <meta:generator>LibreOffice/7.0.3.1$Linux_X86_64 LibreOffice_project/00$Build-1</meta:generator>
    <meta:document-statistic meta:object-count="5"/>
  </office:meta>
</office:document-meta>
</file>